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 La Planta</text:p>
      <text:p text:style-name="Standard"/>
      <text:p text:style-name="Standard">Inicio</text:p>
      <text:p text:style-name="Standard"><text:tab/>Eliminar galeria de nuestros clientes</text:p>
      <text:p text:style-name="Standard"><text:tab/>Insertar vídeo nuevo con los clientes en el div de ¡Estás en el sitio adecuado!</text:p>
      <text:p text:style-name="Standard"/>
      <text:p text:style-name="Standard">Instalaciones</text:p>
      <text:p text:style-name="Standard"><text:tab/>Añadir fotos nuevas para que vayan cambiando</text:p>
      <text:p text:style-name="Standard"><text:tab/>Eliminar Leer más</text:p>
      <text:p text:style-name="Standard"><text:tab/>Eliminar Etiquetas </text:p>
      <text:p text:style-name="Standard"/>
      <text:p text:style-name="Standard">Tarifas</text:p>
      <text:p text:style-name="Standard"><text:tab/>Poner del mismo tamaño cada UL</text:p>
      <text:p text:style-name="Standard"/>
      <text:p text:style-name="Standard">Actividades</text:p>
      <text:p text:style-name="Standard"/>
      <text:p text:style-name="Standard"/>
      <text:p text:style-name="Standard">Blog</text:p>
      <text:p text:style-name="Standard"/>
      <text:p text:style-name="Standard"/>
      <text:p text:style-name="Standard">Contacto</text:p>
      <text:p text:style-name="Standard"><text:tab/>Cambiar imagen de archiv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MS PMincho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men </meta:initial-creator>
    <meta:creation-date>2020-03-08T19:40:54.28</meta:creation-date>
    <meta:document-statistic meta:table-count="0" meta:image-count="0" meta:object-count="0" meta:page-count="1" meta:paragraph-count="14" meta:word-count="51" meta:character-count="320"/>
    <dc:date>2020-03-08T20:19:13.12</dc:date>
    <dc:creator>Carmen </dc:creator>
    <meta:editing-duration>PT7M56S</meta:editing-duration>
    <meta:editing-cycles>1</meta:editing-cycles>
    <meta:generator>OpenOffice/4.1.5$Win32 OpenOffice.org_project/415m1$Build-9789</meta:generator>
  </office:meta>
</office:document-meta>
</file>